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</style:style>
    <style:style style:name="P2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style:line-height-at-least="0.582cm" fo:text-align="justify" style:justify-single-word="false" fo:widows="1" fo:text-indent="0cm" style:auto-text-indent="false" fo:padding="0cm" fo:border="none"/>
    </style:style>
    <style:style style:name="T1" style:family="text">
      <style:text-properties fo:font-style="normal" fo:font-weight="normal" officeooo:rsid="000aa403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094864"/>
    </style:style>
    <style:style style:name="T5" style:family="text">
      <style:text-properties fo:font-variant="normal" fo:text-transform="none" fo:color="#000000" fo:letter-spacing="normal" fo:font-style="normal" fo:font-weight="normal" officeooo:rsid="00082e98"/>
    </style:style>
    <style:style style:name="T6" style:family="text">
      <style:text-properties fo:font-variant="normal" fo:text-transform="none" fo:color="#000000" fo:letter-spacing="normal" officeooo:rsid="0010ad28"/>
    </style:style>
    <style:style style:name="T7" style:family="text">
      <style:text-properties fo:font-variant="normal" fo:text-transform="none" fo:color="#000000" style:font-name="Liberation Mono" fo:font-size="10pt" fo:letter-spacing="normal" fo:font-style="normal" fo:font-weight="normal" officeooo:rsid="00094864" style:font-name-asian="DejaVu Sans Mono" style:font-size-asian="10pt" style:font-name-complex="Liberation Mono" style:font-size-complex="10pt"/>
    </style:style>
    <style:style style:name="T8" style:family="text">
      <style:text-properties fo:font-variant="normal" fo:text-transform="none" fo:color="#000000" style:font-name="Liberation Mono" fo:font-size="10pt" fo:letter-spacing="normal" fo:font-style="normal" fo:font-weight="normal" officeooo:rsid="000c6961" style:font-name-asian="DejaVu Sans Mono" style:font-size-asian="10pt" style:font-name-complex="Liberation Mono" style:font-size-complex="10pt"/>
    </style:style>
    <style:style style:name="T9" style:family="text">
      <style:text-properties fo:font-variant="normal" fo:text-transform="none" fo:color="#000000" style:font-name="Liberation Mono" fo:font-size="10pt" fo:letter-spacing="normal" fo:font-style="normal" fo:font-weight="normal" officeooo:rsid="000dadc7" style:font-name-asian="DejaVu Sans Mono" style:font-size-asian="10pt" style:font-name-complex="Liberation Mono" style:font-size-complex="10pt"/>
    </style:style>
    <style:style style:name="T10" style:family="text">
      <style:text-properties fo:font-variant="normal" fo:text-transform="none" fo:color="#000000" style:font-name="Liberation Mono" fo:font-size="10pt" fo:letter-spacing="normal" fo:font-style="normal" fo:font-weight="normal" officeooo:rsid="000f133d" style:font-name-asian="DejaVu Sans Mono" style:font-size-asian="10pt" style:font-name-complex="Liberation Mono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7">mv</text:span><text:span text:style-name="T3">(IOS) <text:s text:c="20"/>Specifica</text:span><text:span text:style-name="T5">t</text:span><text:span text:style-name="T3">ion Document <text:s text:c="22"/>m</text:span><text:span text:style-name="T4">v</text:span><text:span text:style-name="T3">(IOS)</text:span></text:p>
      <text:p text:style-name="P1"/>
      <text:p text:style-name="P1"/>
      <text:p text:style-name="P1"/>
      <text:p text:style-name="P3">NAME</text:p>
      <text:p text:style-name="P1"><text:span text:style-name="T2"><text:s text:c="7"/></text:span><text:span text:style-name="T7">mv</text:span><text:span text:style-name="T3"> – </text:span><text:span text:style-name="T7">move an object/item to another location</text:span></text:p>
      <text:p text:style-name="P1"/>
      <text:p text:style-name="P3">SYNOPSIS</text:p>
      <text:p text:style-name="P1"><text:span text:style-name="T2"><text:s text:c="7"/></text:span><text:span text:style-name="T7">mv</text:span><text:span text:style-name="T3"> [</text:span><text:span text:style-name="T7">ITEM</text:span><text:span text:style-name="T3">] </text:span><text:span text:style-name="T4">[LOCATION]</text:span></text:p>
      <text:p text:style-name="P1"/>
      <text:p text:style-name="P3">DESCRIPTION</text:p>
      <text:p text:style-name="P2"><text:s text:c="7"/><text:span text:style-name="T1">Moves the item [ITEM] to another directory specified in [LOCATION]. The player must always write two arguments, never less and never more.</text:span></text:p>
      <text:p text:style-name="P1"/>
      <text:p text:style-name="P3">SEE ALSO</text:p>
      <text:p text:style-name="P1"><text:span text:style-name="T2"><text:s text:c="7"/></text:span><text:span text:style-name="T8">cp</text:span></text:p>
      <text:p text:style-name="P1"/>
      <text:p text:style-name="P3">REPORTING BUGS</text:p>
      <text:p text:style-name="P1"><text:span text:style-name="T2"><text:s text:c="7"/></text:span><text:span text:style-name="T6">There are no </text:span><text:span text:style-name="T10">known bugs.</text:span></text:p>
      <text:p text:style-name="P1"/>
      <text:p text:style-name="P3">AUTHOR</text:p>
      <text:p text:style-name="P1"><text:span text:style-name="T2"><text:tab/> <text:s/></text:span><text:span text:style-name="T9">Baldwin Rodríguez Ponce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2-13T13:38:50.828376772</meta:creation-date>
    <dc:date>2020-05-15T16:51:26.714458871</dc:date>
    <meta:editing-duration>PT29M26S</meta:editing-duration>
    <meta:editing-cycles>10</meta:editing-cycles>
    <meta:generator>LibreOffice/6.3.5.2$Linux_X86_64 LibreOffice_project/30$Build-2</meta:generator>
    <meta:document-statistic meta:table-count="0" meta:image-count="0" meta:object-count="0" meta:page-count="1" meta:paragraph-count="13" meta:word-count="53" meta:character-count="420" meta:non-whitespace-character-count="299"/>
  </office:meta>
</office:document-meta>
</file>